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line-height="100%" fo:text-align="center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Heading_20_3">
      <style:paragraph-properties fo:margin-left="0cm" fo:margin-right="0cm" fo:line-height="100%" fo:text-indent="0cm" style:auto-text-indent="false"/>
      <style:text-properties fo:font-size="12pt" style:font-size-asian="12pt" style:font-size-complex="12pt"/>
    </style:style>
    <style:style style:name="P3" style:family="paragraph" style:parent-style-name="Heading_20_3">
      <style:paragraph-properties fo:margin-left="0cm" fo:margin-right="0cm" fo:line-height="100%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line-height="100%" fo:text-indent="0cm" style:auto-text-indent="false"/>
    </style:style>
    <style:style style:name="P5" style:family="paragraph" style:parent-style-name="Text_20_body">
      <style:paragraph-properties fo:margin-left="0cm" fo:margin-right="0cm" fo:line-height="100%" fo:text-indent="0cm" style:auto-text-indent="false"/>
      <style:text-properties fo:font-size="10pt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.046cm" loext:contextual-spacing="false" fo:line-height="100%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046cm" loext:contextual-spacing="false" fo:line-height="100%" fo:text-indent="0cm" style:auto-text-indent="false"/>
      <style:text-properties officeooo:paragraph-rsid="0002e125"/>
    </style:style>
    <style:style style:name="P8" style:family="paragraph" style:parent-style-name="Text_20_body">
      <style:paragraph-properties fo:margin-left="0cm" fo:margin-right="0cm" fo:margin-top="0cm" fo:margin-bottom="0.046cm" loext:contextual-spacing="false" fo:line-height="100%" fo:text-indent="0cm" style:auto-text-indent="false"/>
      <style:text-properties officeooo:paragraph-rsid="00046043"/>
    </style:style>
    <style:style style:name="P9" style:family="paragraph" style:parent-style-name="Text_20_body">
      <style:paragraph-properties fo:margin-left="0cm" fo:margin-right="0cm" fo:margin-top="0cm" fo:margin-bottom="0.046cm" loext:contextual-spacing="false" fo:line-height="100%" fo:text-indent="0cm" style:auto-text-indent="false"/>
      <style:text-properties fo:font-weight="bold" officeooo:paragraph-rsid="0002e125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046cm" loext:contextual-spacing="false" fo:line-height="100%" fo:text-align="center" style:justify-single-word="false" fo:text-indent="0cm" style:auto-text-indent="false"/>
      <style:text-properties fo:font-weight="bold" officeooo:rsid="00046043" officeooo:paragraph-rsid="00046043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.046cm" loext:contextual-spacing="false" fo:line-height="100%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 style:list-style-name="L1">
      <style:paragraph-properties fo:margin-left="0cm" fo:margin-right="0cm" fo:margin-top="0cm" fo:margin-bottom="0.046cm" loext:contextual-spacing="false" fo:line-height="100%" fo:text-indent="0cm" style:auto-text-indent="false"/>
      <style:text-properties fo:font-size="10pt" style:font-size-asian="10pt" style:font-size-complex="10pt"/>
    </style:style>
    <style:style style:name="P13" style:family="paragraph" style:parent-style-name="Text_20_body" style:list-style-name="L4">
      <style:paragraph-properties fo:margin-left="0cm" fo:margin-right="0cm" fo:margin-top="0cm" fo:margin-bottom="0.046cm" loext:contextual-spacing="false" fo:line-height="100%" fo:text-indent="0cm" style:auto-text-indent="false"/>
      <style:text-properties fo:font-size="10pt" style:font-size-asian="10pt" style:font-size-complex="10pt"/>
    </style:style>
    <style:style style:name="P14" style:family="paragraph" style:parent-style-name="Text_20_body" style:list-style-name="L5">
      <style:paragraph-properties fo:margin-left="0cm" fo:margin-right="0cm" fo:margin-top="0cm" fo:margin-bottom="0.046cm" loext:contextual-spacing="false" fo:line-height="100%" fo:text-indent="0cm" style:auto-text-indent="false"/>
      <style:text-properties fo:font-size="10pt" style:font-size-asian="10pt" style:font-size-complex="10pt"/>
    </style:style>
    <style:style style:name="P15" style:family="paragraph" style:parent-style-name="Text_20_body" style:list-style-name="L2">
      <style:paragraph-properties fo:margin-left="0cm" fo:margin-right="0cm" fo:margin-top="0cm" fo:margin-bottom="0.046cm" loext:contextual-spacing="false" fo:line-height="100%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 style:list-style-name="L3">
      <style:paragraph-properties fo:margin-left="0cm" fo:margin-right="0cm" fo:margin-top="0cm" fo:margin-bottom="0.046cm" loext:contextual-spacing="false" fo:line-height="100%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 style:list-style-name="L3">
      <style:paragraph-properties fo:margin-left="0cm" fo:margin-right="0cm" fo:margin-top="0cm" fo:margin-bottom="0.046cm" loext:contextual-spacing="false" fo:line-height="100%" fo:text-indent="0cm" style:auto-text-indent="false"/>
      <style:text-properties fo:font-size="10pt" fo:font-weight="normal" officeooo:paragraph-rsid="00051b1b" style:font-size-asian="10pt" style:font-weight-asian="normal" style:font-size-complex="10pt" style:font-weight-complex="normal"/>
    </style:style>
    <style:style style:name="P18" style:family="paragraph" style:parent-style-name="Text_20_body" style:list-style-name="L3">
      <style:paragraph-properties fo:margin-left="0cm" fo:margin-right="0cm" fo:margin-top="0cm" fo:margin-bottom="0.046cm" loext:contextual-spacing="false" fo:line-height="100%" fo:text-indent="0cm" style:auto-text-indent="false"/>
      <style:text-properties fo:font-size="10pt" fo:font-weight="normal" officeooo:rsid="00051b1b" officeooo:paragraph-rsid="00051b1b" style:font-size-asian="10pt" style:font-weight-asian="normal" style:font-size-complex="10pt" style:font-weight-complex="normal"/>
    </style:style>
    <style:style style:name="P19" style:family="paragraph" style:parent-style-name="Text_20_body" style:list-style-name="L3">
      <style:paragraph-properties fo:margin-left="0cm" fo:margin-right="0cm" fo:margin-top="0cm" fo:margin-bottom="0.046cm" loext:contextual-spacing="false" fo:line-height="100%" fo:text-indent="0cm" style:auto-text-indent="false"/>
      <style:text-properties officeooo:paragraph-rsid="00051b1b"/>
    </style:style>
    <style:style style:name="T1" style:family="text">
      <style:text-properties officeooo:rsid="0000f0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04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2e125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046043"/>
    </style:style>
    <style:style style:name="T10" style:family="text">
      <style:text-properties officeooo:rsid="00051b1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YG<text:span text:style-name="T1">K</text:span> BOXING INC. PARTICIPANT RELEASE AND LIABILITY WAIVER</text:h>
      <text:p text:style-name="P5">This Release and Liability Waiver (the "Waiver”) is a legally binding agreement between:</text:p>
      <text:p text:style-name="P4"><text:span text:style-name="Strong_20_Emphasis"><text:span text:style-name="T7">YGK Boxing Inc.</text:span></text:span><text:span text:style-name="T7">, a corporation incorporated under the Ontario Business Corporations Act with its registered office at </text:span><text:span text:style-name="Strong_20_Emphasis"><text:span text:style-name="T7">545 Albert Street, Kingston, Ontario, K7K 4M5</text:span></text:span><text:span text:style-name="T7">, hereinafter referred to as </text:span><text:span text:style-name="Strong_20_Emphasis"><text:span text:style-name="T8">“YGK Boxing Inc.”</text:span></text:span><text:span text:style-name="T8">,</text:span><text:span text:style-name="T7"><text:line-break/></text:span><text:span text:style-name="Strong_20_Emphasis"><text:span text:style-name="T7">- and -</text:span></text:span><text:span text:style-name="T7"><text:line-break/>The undersigned participant, hereinafter referred to as the </text:span><text:span text:style-name="Strong_20_Emphasis"><text:span text:style-name="T8">“Member”</text:span></text:span><text:span text:style-name="T7"> or </text:span><text:span text:style-name="Strong_20_Emphasis"><text:span text:style-name="T8">“I.”</text:span></text:span></text:p>
      <text:h text:style-name="P2" text:outline-level="3">1. ACKNOWLEDGEMENT OF ACTIVITIES</text:h>
      <text:p text:style-name="P4">I understand that YGK Boxing Inc. offers boxing-related activities, including:</text:p>
      <text:list xml:id="list1639496239" text:style-name="L1">
        <text:list-item>
          <text:p text:style-name="P12">Group and individual training sessions</text:p>
        </text:list-item>
        <text:list-item>
          <text:p text:style-name="P12">Strength and conditioning exercises</text:p>
        </text:list-item>
        <text:list-item>
          <text:p text:style-name="P12">Technical drills</text:p>
        </text:list-item>
        <text:list-item>
          <text:p text:style-name="P12">Sparring and contact-based activities</text:p>
        </text:list-item>
      </text:list>
      <text:h text:style-name="P2" text:outline-level="3">2. ASSUMPTION OF RISK</text:h>
      <text:p text:style-name="P4"><text:span text:style-name="T4">I acknowledge that participation involves </text:span><text:span text:style-name="Strong_20_Emphasis"><text:span text:style-name="T4">inherent risks</text:span></text:span><text:span text:style-name="T4">, including:</text:span></text:p>
      <text:list xml:id="list2647483990" text:style-name="L2">
        <text:list-item>
          <text:p text:style-name="P15">Muscle, joint, ligament, or bone injuries</text:p>
        </text:list-item>
        <text:list-item>
          <text:p text:style-name="P15">Bruising, cuts, concussions, unconsciousness, <text:span text:style-name="T1">d</text:span>ehydration or exhaustion</text:p>
        </text:list-item>
        <text:list-item>
          <text:p text:style-name="P15">Contact with equipment or other participants</text:p>
        </text:list-item>
      </text:list>
      <text:p text:style-name="P4"><text:span text:style-name="T4">I </text:span><text:span text:style-name="Strong_20_Emphasis"><text:span text:style-name="T4">voluntarily assume all such risks</text:span></text:span><text:span text:style-name="T4">, both known and unknown, and accept full responsibility for any outcome.</text:span></text:p>
      <text:h text:style-name="P2" text:outline-level="3">3. VOLUNTARY SPARRING &amp; INSURANCE COVERAGE</text:h>
      <text:p text:style-name="P6"><text:span text:style-name="T7">I understand that </text:span><text:span text:style-name="Strong_20_Emphasis"><text:span text:style-name="T7">sparring is strictly voluntary</text:span></text:span><text:span text:style-name="T7">, and I am under no obligation to participate.</text:span></text:p>
      <text:p text:style-name="P11">If I choose to spar, I acknowledge:</text:p>
      <text:list xml:id="list2260601946" text:style-name="L3">
        <text:list-item>
          <text:p text:style-name="P16">It involves physical contact and a risk of serious injury</text:p>
        </text:list-item>
        <text:list-item>
          <text:p text:style-name="P16">I must use protective equipment <text:span text:style-name="T10">helmet, 16oz gloves, and protective cup, </text:span>and follow <text:span text:style-name="T10">all </text:span>safety protocols</text:p>
        </text:list-item>
        <text:list-item>
          <text:p text:style-name="P19"><text:span text:style-name="T7">YGK Boxing Inc. and its staff are </text:span><text:span text:style-name="Strong_20_Emphasis"><text:span text:style-name="T7">not liable</text:span></text:span><text:span text:style-name="T7"> for any sparring-related injury</text:span></text:p>
        </text:list-item>
        <text:list-item>
          <text:p text:style-name="P17">I agree to report injuries and follow sparring rules at all times</text:p>
        </text:list-item>
        <text:list-item>
          <text:p text:style-name="P18">If rules are not followed YGK Boxing has full authority to cancel and suspend sparring for the member</text:p>
        </text:list-item>
      </text:list>
      <text:p text:style-name="P4"><text:span text:style-name="Strong_20_Emphasis">⚠️ Sparring </text:span><text:span text:style-name="Strong_20_Emphasis"><text:span text:style-name="T5">Acknowledgement</text:span></text:span><text:span text:style-name="Strong_20_Emphasis"> (Required if sparring): </text:span><text:span text:style-name="Strong_20_Emphasis"><text:span text:style-name="T1">Sign</text:span></text:span><text:span text:style-name="Strong_20_Emphasis"> here → _________________________</text:span></text:p>
      <text:h text:style-name="P2" text:outline-level="3">4. PERSONAL HEALTH &amp; MEDICAL RESPONSIBILITY</text:h>
      <text:p text:style-name="P5">I confirm that I am in good physical condition and able to safely participate. I accept full responsibility to <text:span text:style-name="T1">and f</text:span>ailure to disclose may increase risks to myself or others:</text:p>
      <text:list xml:id="list212663717" text:style-name="L4">
        <text:list-item>
          <text:p text:style-name="P13">Disclose any relevant medical conditions, medications, or recent injuries</text:p>
        </text:list-item>
        <text:list-item>
          <text:p text:style-name="P13">Monitor my own physical condition during participation</text:p>
        </text:list-item>
        <text:list-item>
          <text:p text:style-name="P13">Refrain from participation if I feel unwell or injured</text:p>
        </text:list-item>
        <text:list-item>
          <text:p text:style-name="P13">Consult a <text:span text:style-name="T9">registered health</text:span> physician if I have health concerns</text:p>
        </text:list-item>
      </text:list>
      <text:h text:style-name="P2" text:outline-level="3">5. MEDIA RELEASE (OPTIONAL)</text:h>
      <text:p text:style-name="P5">I understand that photos or videos may be taken during classes or events. These may be used for promotional or business purposes.</text:p>
      <text:p text:style-name="P4">☐ I consent to the use of my image <text:span text:style-name="T3">(INITIAL) _________</text:span><text:line-break/>☐ I <text:span text:style-name="Strong_20_Emphasis">do not</text:span> consent to the use of my image<text:line-break/><text:span text:style-name="Emphasis">(Please check one. You may withdraw consent anytime by emailing </text:span><text:a xlink:type="simple" xlink:href="mailto:ygkboxing@gmail.com" text:style-name="Internet_20_link" text:visited-style-name="Visited_20_Internet_20_Link"><text:span text:style-name="Emphasis">ygkboxing@gmail.com</text:span></text:a><text:span text:style-name="Emphasis">)</text:span></text:p>
      <text:h text:style-name="P2" text:outline-level="3"><text:soft-page-break/>6. RELEASE OF LIABILITY &amp; INDEMNITY</text:h>
      <text:p text:style-name="P4"><text:span text:style-name="T6">I hereby </text:span><text:span text:style-name="Strong_20_Emphasis"><text:span text:style-name="T6">release, waive, and discharge</text:span></text:span><text:span text:style-name="T6"> YGK Boxing Inc., its directors, officers, employees, coaches, volunteers, contractors, and agents from </text:span><text:span text:style-name="Strong_20_Emphasis"><text:span text:style-name="T6">any and all liability</text:span></text:span><text:span text:style-name="T6"> for injuries or losses related to my participation, whether caused by negligence or otherwise.</text:span></text:p>
      <text:p text:style-name="P4"><text:span text:style-name="T6">I further agree to </text:span><text:span text:style-name="Strong_20_Emphasis"><text:span text:style-name="T6">indemnify and hold harmless</text:span></text:span><text:span text:style-name="T6"> YGK Boxing Inc. from any claims, legal fees, or damages related to my participation.</text:span></text:p>
      <text:h text:style-name="P2" text:outline-level="3">7. GOVERNING LAW &amp; SEVERABILITY</text:h>
      <text:p text:style-name="P5">This Waiver is governed by the laws of the Province of Ontario. If any part is found invalid or unenforceable, the remainder shall remain in full force and effect.</text:p>
      <text:h text:style-name="P2" text:outline-level="3">8. LEGAL UNDERSTANDING</text:h>
      <text:p text:style-name="P5">I confirm that:</text:p>
      <text:list xml:id="list1121990425" text:style-name="L5">
        <text:list-item>
          <text:p text:style-name="P14">I have read this entire Waiver</text:p>
        </text:list-item>
        <text:list-item>
          <text:p text:style-name="P14">I fully understand its contents</text:p>
        </text:list-item>
        <text:list-item>
          <text:p text:style-name="P14">I have had the opportunity to seek legal advice</text:p>
        </text:list-item>
        <text:list-item>
          <text:p text:style-name="P14">I understand that by signing, I am waiving valuable legal rights</text:p>
        </text:list-item>
      </text:list>
      <text:p text:style-name="P9"/>
      <text:p text:style-name="P10">MEMBER AGREEMENT SIGNATURE</text:p>
      <text:p text:style-name="P9"><text:line-break/>DAY: __________________ MONTH: __________________ YEAR: __________________</text:p>
      <text:p text:style-name="P9"/>
      <text:p text:style-name="P7"><text:span text:style-name="Strong_20_Emphasis"><text:span text:style-name="T2">Participant Full Name (Print):</text:span></text:span><text:span text:style-name="T2"> _________________________________________________</text:span></text:p>
      <text:p text:style-name="P7"><text:span text:style-name="T2"><text:line-break/></text:span><text:span text:style-name="Strong_20_Emphasis"><text:span text:style-name="T2">Participant Signature:</text:span></text:span><text:span text:style-name="T2"> _______________________________________________________</text:span><text:span text:style-name="T3">_</text:span></text:p>
      <text:p text:style-name="P8"><text:span text:style-name="T2"><text:line-break/></text:span><text:span text:style-name="Strong_20_Emphasis"><text:span text:style-name="T2">Date of Birth (D.O.B):</text:span></text:span><text:span text:style-name="T2"> Day: _____________ Month: _____________ Year: _____________</text:span></text:p>
      <text:p text:style-name="P7"><text:span text:style-name="T2"><text:line-break/></text:span><text:span text:style-name="Strong_20_Emphasis"><text:span text:style-name="T2">Email:</text:span></text:span><text:span text:style-name="T2"> ____________________________________</text:span></text:p>
      <text:p text:style-name="P7"><text:span text:style-name="T2"><text:line-break/></text:span><text:span text:style-name="Strong_20_Emphasis"><text:span text:style-name="T2">Phone #:</text:span></text:span><text:span text:style-name="T2"> __________________________________</text:span></text:p>
      <text:p text:style-name="P9"/>
      <text:p text:style-name="P7"><text:span text:style-name="Strong_20_Emphasis"><text:span text:style-name="T2">Emergency Contact Name:</text:span></text:span><text:span text:style-name="T2"> ____________________ </text:span><text:span text:style-name="Strong_20_Emphasis"><text:span text:style-name="T2">Contact Phone #:</text:span></text:span><text:span text:style-name="T2"> ______________________</text:span></text:p>
      <text:p text:style-name="P9"/>
      <text:h text:style-name="P3" text:outline-level="3">FOR PARTICIPANTS UNDER 18 YEARS OF AGE</text:h>
      <text:p text:style-name="P4"><text:span text:style-name="T6">If the Member is a minor (under 18), this section must be completed by a </text:span><text:span text:style-name="Strong_20_Emphasis"><text:span text:style-name="T6">parent or legal guardian</text:span></text:span><text:span text:style-name="T6">: I certify that I am the lawful guardian of the minor named above. I have full legal authority to sign this Waiver on their behalf. I understand that by signing, I am waiving legal rights for myself and the minor, and I assume full responsibility for the minor’s participation.</text:span></text:p>
      <text:p text:style-name="P7"><text:span text:style-name="Strong_20_Emphasis">Guardian Full Name (Print):</text:span> ___________________________________________</text:p>
      <text:p text:style-name="P7"><text:line-break/><text:span text:style-name="Strong_20_Emphasis">Guardian Signature:</text:span> __________________________________________________</text:p>
      <text:p text:style-name="P8"><text:line-break/><text:span text:style-name="Strong_20_Emphasis">Relationship to Minor:</text:span> ________________________________________________</text:p>
      <text:p text:style-name="P8"><text:line-break/><text:span text:style-name="Strong_20_Emphasis">Guardian DOB (DD/MM/YYYY):</text:span> ____________________________________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7-28T15:35:36.077000000</meta:creation-date>
    <dc:date>2025-08-01T20:19:21.822000000</dc:date>
    <meta:editing-duration>PT10H8M32S</meta:editing-duration>
    <meta:editing-cycles>4</meta:editing-cycles>
    <meta:generator>LibreOffice/6.3.4.2$Windows_X86_64 LibreOffice_project/60da17e045e08f1793c57c00ba83cdfce946d0aa</meta:generator>
    <meta:print-date>2025-07-28T16:13:57.842000000</meta:print-date>
    <meta:document-statistic meta:table-count="0" meta:image-count="0" meta:object-count="0" meta:page-count="2" meta:paragraph-count="58" meta:word-count="667" meta:character-count="4545" meta:non-whitespace-character-count="3948"/>
  </office:meta>
</office:document-meta>
</file>